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Algorithm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Sensitivity</text:p>
          </table:table-cell>
          <table:table-cell table:style-name="ce1" office:value-type="string">
            <text:p>Specificity</text:p>
          </table:table-cell>
        </table:table-row>
        <table:table-row table:style-name="ro1">
          <table:table-cell office:value-type="string">
            <text:p>C4.5</text:p>
          </table:table-cell>
          <table:table-cell office:value-type="float" office:value="0.96522">
            <text:p>0.96522</text:p>
          </table:table-cell>
          <table:table-cell office:value-type="float" office:value="0.991489">
            <text:p>0.991489</text:p>
          </table:table-cell>
          <table:table-cell office:value-type="float" office:value="0.803493">
            <text:p>0.803493</text:p>
          </table:table-cell>
        </table:table-row>
        <table:table-row table:style-name="ro1">
          <table:table-cell office:value-type="string">
            <text:p>Logreg</text:p>
          </table:table-cell>
          <table:table-cell office:value-type="float" office:value="0.9689">
            <text:p>0.9689</text:p>
          </table:table-cell>
          <table:table-cell office:value-type="float" office:value="0.9965">
            <text:p>0.9965</text:p>
          </table:table-cell>
          <table:table-cell office:value-type="float" office:value="0.7991">
            <text:p>0.7991</text:p>
          </table:table-cell>
        </table:table-row>
        <table:table-row table:style-name="ro1">
          <table:table-cell office:value-type="string">
            <text:p>Naive Bayes</text:p>
          </table:table-cell>
          <table:table-cell office:value-type="float" office:value="0.9627821">
            <text:p>0.9627821</text:p>
          </table:table-cell>
          <table:table-cell office:value-type="float" office:value="0.99432">
            <text:p>0.99432</text:p>
          </table:table-cell>
          <table:table-cell office:value-type="float" office:value="0.76855">
            <text:p>0.76855</text:p>
          </table:table-cell>
        </table:table-row>
        <table:table-row table:style-name="ro1">
          <table:table-cell office:value-type="string">
            <text:p>SVM</text:p>
          </table:table-cell>
          <table:table-cell office:value-type="float" office:value="0.974374">
            <text:p>0.974374</text:p>
          </table:table-cell>
          <table:table-cell office:value-type="float" office:value="0.99007">
            <text:p>0.99007</text:p>
          </table:table-cell>
          <table:table-cell office:value-type="float" office:value="0.877723">
            <text:p>0.877723</text:p>
          </table:table-cell>
        </table:table-row>
        <table:table-row table:style-name="ro1">
          <table:table-cell office:value-type="string">
            <text:p>PCA/Logreg (250)</text:p>
          </table:table-cell>
          <table:table-cell office:value-type="float" office:value="0.9701">
            <text:p>0.9701</text:p>
          </table:table-cell>
          <table:table-cell office:value-type="float" office:value="0.99574">
            <text:p>0.99574</text:p>
          </table:table-cell>
          <table:table-cell office:value-type="float" office:value="0.812227">
            <text:p>0.812227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j Morton</meta:initial-creator>
    <meta:creation-date>2013-06-07T22:23:16</meta:creation-date>
    <dc:date>2013-06-07T22:28:36</dc:date>
    <dc:creator>Taj Morton</dc:creator>
    <meta:editing-duration>P0D</meta:editing-duration>
    <meta:editing-cycles>1</meta:editing-cycles>
    <meta:document-statistic meta:table-count="1" meta:cell-count="24" meta:object-count="0"/>
    <meta:generator>LibreOffice/3.6$Linux_X86_64 LibreOffice_project/360m1$Build-2</meta:generator>
  </office:meta>
</office:document-meta>
</file>